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5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0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8-2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24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2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4-0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4-0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0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5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4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7 21:0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8 22:1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1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5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4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3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2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4-01-0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3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3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5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4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3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2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2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5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4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3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2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1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8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1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1 17:5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2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6 22:2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30 22:3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1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7 20:4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1-01-0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3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3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2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1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2-0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3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2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1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1-0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3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3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2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1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10-0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3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2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1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9-0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3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3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2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1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2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8-0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31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30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9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8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7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6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5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4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3 0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2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1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7-0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3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2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1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6-0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3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3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2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1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5-0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3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2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1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5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4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3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2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4-0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3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30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9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8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7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6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2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1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3-0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2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1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2-0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3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3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2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1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10-01-0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3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3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2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1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2-0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3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2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1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1-0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3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3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2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7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6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5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4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3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2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1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10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9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8 0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6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5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4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3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2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10-0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30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9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8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6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5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4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3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2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20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9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8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6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5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4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3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2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10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9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8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6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5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4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3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2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9-0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3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30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9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8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6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5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4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3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2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20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9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8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8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6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5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4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3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2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1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10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09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08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07 0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2</text:p>
          </table:table-cell>
          <table:table-cell office:value-type="string" calcext:value-type="string">
            <text:p>2009-08-06 18:2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571" meta:object-count="0"/>
    <meta:user-defined meta:name="AppVersion">3.0</meta:user-defined>
  </office:meta>
</office:document-meta>
</file>